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ndara Light" svg:font-family="Candara Light" style:font-family-generic="swiss" style:font-pitch="variable" svg:panose-1="2 14 5 2 3 3 3 2 2 4"/>
    <style:font-face style:name="Candara" svg:font-family="Candara" style:font-family-generic="swiss" style:font-pitch="variable" svg:panose-1="2 14 5 2 3 3 3 2 2 4"/>
    <style:font-face style:name="SimSun" svg:font-family="SimSun" style:font-family-generic="system" style:font-pitch="variable" svg:panose-1="2 1 6 0 3 1 1 1 1 1"/>
    <style:font-face style:name="Centaur" svg:font-family="Centaur" style:font-family-generic="roman" style:font-pitch="variable" svg:panose-1="2 3 5 4 5 2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7451in"/>
    </style:style>
    <style:style style:name="TableColumn3" style:family="table-column">
      <style:table-column-properties style:column-width="0.7513in"/>
    </style:style>
    <style:style style:name="TableColumn4" style:family="table-column">
      <style:table-column-properties style:column-width="2.8819in"/>
    </style:style>
    <style:style style:name="TableColumn5" style:family="table-column">
      <style:table-column-properties style:column-width="2.1145in"/>
    </style:style>
    <style:style style:name="Table1" style:family="table" style:master-page-name="MP0">
      <style:table-properties style:width="6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/>
      <style:text-properties style:font-name="Candara Light" fo:font-weight="bold" style:font-weight-asian="bold" style:font-weight-complex="bold" fo:font-size="9pt" style:font-size-asian="9pt" style:font-size-complex="9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/>
      <style:text-properties fo:font-weight="bold" style:font-weight-asian="bold" style:font-weight-complex="bold" fo:font-size="9pt" style:font-size-asian="9pt" style:font-size-complex="9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/>
      <style:text-properties fo:font-weight="bold" style:font-weight-asian="bold" style:font-weight-complex="bold" fo:font-size="9pt" style:font-size-asian="9pt" style:font-size-complex="9pt"/>
    </style:style>
    <style:style style:name="TableRow13" style:family="table-row">
      <style:table-row-properties style:min-row-height="0.265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Candara" style:font-name-complex="Calibri" fo:font-size="9pt" style:font-size-asian="9pt" style:font-size-complex="9pt" fo:background-color="#FFFFFF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fo:font-size="9pt" style:font-size-asian="9pt" style:font-size-complex="9pt"/>
    </style:style>
    <style:style style:name="T21" style:parent-style-name="DefaultParagraphFont" style:family="text">
      <style:text-properties fo:font-size="9pt" style:font-size-asian="9pt" style:font-size-complex="9pt"/>
    </style:style>
    <style:style style:name="T22" style:parent-style-name="DefaultParagraphFont" style:family="text">
      <style:text-properties style:font-name="SimSun" style:font-name-asian="SimSun" style:font-name-complex="SimSun" fo:font-size="9pt" style:font-size-asian="9pt" style:font-size-complex="9pt"/>
    </style:style>
    <style:style style:name="T23" style:parent-style-name="DefaultParagraphFont" style:family="text">
      <style:text-properties fo:font-size="9pt" style:font-size-asian="9pt" style:font-size-complex="9pt"/>
    </style:style>
    <style:style style:name="T24" style:parent-style-name="DefaultParagraphFont" style:family="text">
      <style:text-properties fo:font-size="9pt" style:font-size-asian="9pt" style:font-size-complex="9pt"/>
    </style:style>
    <style:style style:name="T25" style:parent-style-name="DefaultParagraphFont" style:family="text">
      <style:text-properties fo:font-size="9pt" style:font-size-asian="9pt" style:font-size-complex="9pt"/>
    </style:style>
    <style:style style:name="T26" style:parent-style-name="DefaultParagraphFont" style:family="text">
      <style:text-properties fo:font-size="9pt" style:font-size-asian="9pt" style:font-size-complex="9pt"/>
    </style:style>
    <style:style style:name="T27" style:parent-style-name="DefaultParagraphFont" style:family="text">
      <style:text-properties fo:font-size="9pt" style:font-size-asian="9pt" style:font-size-complex="9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size="9pt" style:font-size-asian="9pt" style:font-size-complex="9pt"/>
    </style:style>
    <style:style style:name="P30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31" style:family="table-row">
      <style:table-row-properties style:min-row-height="0.2652in"/>
    </style:style>
    <style:style style:name="P32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size="9pt" style:font-size-asian="9pt" style:font-size-complex="9pt"/>
    </style:style>
    <style:style style:name="P37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38" style:family="table-row">
      <style:table-row-properties style:min-row-height="0.1875in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font-size="9pt" style:font-size-asian="9pt" style:font-size-complex="9pt"/>
    </style:style>
    <style:style style:name="P45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size="9pt" style:font-size-asian="9pt" style:font-size-complex="9pt"/>
    </style:style>
    <style:style style:name="P48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49" style:family="table-row">
      <style:table-row-properties style:min-row-height="0.2416in"/>
    </style:style>
    <style:style style:name="P50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  <style:text-properties fo:font-size="9pt" style:font-size-asian="9pt" style:font-size-complex="9pt"/>
    </style:style>
    <style:style style:name="P55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56" style:family="table-row">
      <style:table-row-properties style:min-row-height="0.225in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fo:font-size="9pt" style:font-size-asian="9pt" style:font-size-complex="9pt"/>
    </style:style>
    <style:style style:name="P63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size="9pt" style:font-size-asian="9pt" style:font-size-complex="9pt"/>
    </style:style>
    <style:style style:name="P66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67" style:family="table-row">
      <style:table-row-properties style:min-row-height="0.3715in"/>
    </style:style>
    <style:style style:name="P68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="Centaur" style:font-name-complex="Calibri" fo:font-size="9pt" style:font-size-asian="9pt" style:font-size-complex="9pt" fo:background-color="#FFFFFF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size="9pt" style:font-size-asian="9pt" style:font-size-complex="9pt"/>
    </style:style>
    <style:style style:name="P73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Row74" style:family="table-row">
      <style:table-row-properties style:min-row-height="0.3416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P77" style:parent-style-name="Normal" style:family="paragraph">
      <style:paragraph-properties fo:margin-bottom="0in"/>
      <style:text-properties fo:font-size="9pt" style:font-size-asian="9pt" style:font-size-complex="9pt" style:text-underline-type="single" style:text-underline-style="solid" style:text-underline-width="auto" style:text-underline-mode="continuo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Centaur" style:font-name-complex="Calibri" fo:font-size="9pt" style:font-size-asian="9pt" style:font-size-complex="9pt" fo:background-color="#FFFFFF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size="9pt" style:font-size-asian="9pt" style:font-size-complex="9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fo:font-size="9pt" style:font-size-asian="9pt" style:font-size-complex="9pt"/>
    </style:style>
    <style:style style:name="P85" style:parent-style-name="Normal" style:family="paragraph">
      <style:paragraph-properties fo:margin-bottom="0in"/>
      <style:text-properties fo:font-size="9pt" style:font-size-asian="9pt" style:font-size-complex="9pt"/>
    </style:style>
    <style:style style:name="P86" style:parent-style-name="ListParagraph" style:list-style-name="LFO1" style:family="paragraph"/>
    <style:style style:name="P87" style:parent-style-name="ListParagraph" style:list-style-name="LFO1" style:family="paragraph"/>
    <style:style style:name="P88" style:parent-style-name="ListParagraph" style:list-style-name="LFO3" style:family="paragraph"/>
    <style:style style:name="P89" style:parent-style-name="Normal" style:family="paragraph">
      <style:paragraph-properties style:vertical-align="auto" fo:line-height="107%"/>
      <style:text-properties fo:hyphenate="false"/>
    </style:style>
    <style:style style:name="TableColumn91" style:family="table-column">
      <style:table-column-properties style:column-width="1.059in"/>
    </style:style>
    <style:style style:name="TableColumn92" style:family="table-column">
      <style:table-column-properties style:column-width="3.2694in"/>
    </style:style>
    <style:style style:name="TableColumn93" style:family="table-column">
      <style:table-column-properties style:column-width="2.1645in"/>
    </style:style>
    <style:style style:name="Table90" style:family="table">
      <style:table-properties style:width="6.493in" fo:margin-left="0in" table:align="left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时间</text:p>
          </table:table-cell>
          <table:table-cell table:style-name="TableCell9" table:number-columns-spanned="2">
            <text:p text:style-name="P10">任务安排</text:p>
          </table:table-cell>
          <table:covered-table-cell/>
          <table:table-cell table:style-name="TableCell11">
            <text:p text:style-name="P12">其他任务</text:p>
          </table:table-cell>
        </table:table-row>
        <table:table-row table:style-name="TableRow13">
          <table:table-cell table:style-name="TableCell14" table:number-rows-spanned="2">
            <text:p text:style-name="P15">2020.12-2021.1</text:p>
          </table:table-cell>
          <table:table-cell table:style-name="TableCell16">
            <text:p text:style-name="P17">初步任务</text:p>
          </table:table-cell>
          <table:table-cell table:style-name="TableCell18">
            <text:p text:style-name="P19"><text:span text:style-name="T20">梳理清楚“</text:span><text:span text:style-name="T21">北方农村人群心血管病一级预防筛查策略的评</text:span><text:span text:style-name="T22">价</text:span><text:span text:style-name="T23">”一文的方法，整理好</text:span><text:span text:style-name="T24">R<text:s/></text:span><text:span text:style-name="T25">co</text:span><text:span text:style-name="T26">de<text:s/></text:span><text:span text:style-name="T27">和相关结果</text:span></text:p>
          </table:table-cell>
          <table:table-cell table:style-name="TableCell28" table:number-rows-spanned="2">
            <text:p text:style-name="P29"><text:bookmark-start text:name="OLE_LINK9"/><text:bookmark-start text:name="OLE_LINK10"/>Ph.D.<text:s/>面试：1<text:s/>(2020.12.21)</text:p>
            <text:p text:style-name="P30"><text:bookmark-start text:name="OLE_LINK19"/><text:bookmark-start text:name="OLE_LINK20"/>其他任务：无<text:bookmark-end text:name="OLE_LINK9"/><text:bookmark-end text:name="OLE_LINK10"/><text:bookmark-end text:name="OLE_LINK19"/><text:bookmark-end text:name="OLE_LINK20"/></text:p>
          </table:table-cell>
        </table:table-row>
        <table:table-row table:style-name="TableRow31">
          <table:covered-table-cell>
            <text:p text:style-name="P32"/>
          </table:covered-table-cell>
          <table:table-cell table:style-name="TableCell33">
            <text:p text:style-name="P34">目标结果</text:p>
          </table:table-cell>
          <table:table-cell table:style-name="TableCell35">
            <text:p text:style-name="P36">R<text:s/>markdown<text:s/>文档一份</text:p>
          </table:table-cell>
          <table:covered-table-cell>
            <text:p text:style-name="P37"/>
          </table:covered-table-cell>
        </table:table-row>
        <table:table-row table:style-name="TableRow38">
          <table:table-cell table:style-name="TableCell39" table:number-rows-spanned="2">
            <text:p text:style-name="P40">2020.1-2021.2</text:p>
          </table:table-cell>
          <table:table-cell table:style-name="TableCell41">
            <text:p text:style-name="P42"><text:bookmark-start text:name="OLE_LINK17"/><text:bookmark-start text:name="OLE_LINK18"/>初步任务<text:bookmark-end text:name="OLE_LINK17"/><text:bookmark-end text:name="OLE_LINK18"/></text:p>
          </table:table-cell>
          <table:table-cell table:style-name="TableCell43">
            <text:p text:style-name="P44">Markov<text:s/>Model<text:s/>整理收尾；</text:p>
            <text:p text:style-name="P45"><text:bookmark-start text:name="OLE_LINK25"/><text:bookmark-start text:name="OLE_LINK26"/>Microsimulation<text:s/>Model<text:bookmark-end text:name="OLE_LINK25"/><text:bookmark-end text:name="OLE_LINK26"/><text:s/>开始</text:p>
          </table:table-cell>
          <table:table-cell table:style-name="TableCell46" table:number-rows-spanned="2">
            <text:p text:style-name="P47"><text:bookmark-start text:name="OLE_LINK13"/><text:bookmark-start text:name="OLE_LINK14"/>Ph.D.<text:s/>面试：4</text:p>
            <text:p text:style-name="P48">其他任务：<text:bookmark-start text:name="OLE_LINK21"/><text:bookmark-start text:name="OLE_LINK22"/><text:bookmark-end text:name="OLE_LINK13"/><text:bookmark-end text:name="OLE_LINK14"/>Cambridge<text:s/>Project <text:s/><text:bookmark-end text:name="OLE_LINK21"/><text:bookmark-end text:name="OLE_LINK22"/>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<text:bookmark-start text:name="OLE_LINK15"/><text:bookmark-start text:name="OLE_LINK16"/>目标结果<text:bookmark-end text:name="OLE_LINK15"/><text:bookmark-end text:name="OLE_LINK16"/></text:p>
          </table:table-cell>
          <table:table-cell table:style-name="TableCell53">
            <text:p text:style-name="P54"><text:bookmark-start text:name="OLE_LINK23"/><text:bookmark-start text:name="OLE_LINK24"/>完成R<text:s/>markdown<text:s/>文档<text:s/>（Markov<text:s/>Model）<text:bookmark-end text:name="OLE_LINK23"/><text:bookmark-end text:name="OLE_LINK24"/></text:p>
          </table:table-cell>
          <table:covered-table-cell>
            <text:p text:style-name="P55"/>
          </table:covered-table-cell>
        </table:table-row>
        <table:table-row table:style-name="TableRow56">
          <table:table-cell table:style-name="TableCell57" table:number-rows-spanned="2">
            <text:p text:style-name="P58">2020.2-2021.3</text:p>
          </table:table-cell>
          <table:table-cell table:style-name="TableCell59">
            <text:p text:style-name="P60"><text:bookmark-start text:name="OLE_LINK29"/><text:bookmark-start text:name="OLE_LINK30"/>初步任务<text:bookmark-end text:name="OLE_LINK29"/><text:bookmark-end text:name="OLE_LINK30"/></text:p>
          </table:table-cell>
          <table:table-cell table:style-name="TableCell61">
            <text:p text:style-name="P62">Markov<text:s/>Model improvement：</text:p>
            <text:p text:style-name="P63">以国外相关数据和国内数据为基础</text:p>
          </table:table-cell>
          <table:table-cell table:style-name="TableCell64" table:number-rows-spanned="2">
            <text:p text:style-name="P65">Ph.D.<text:s/>面试：4</text:p>
            <text:p text:style-name="P66">其他任务：<text:s/>Cambridge<text:s/>Project <text:s/></text:p>
          </table:table-cell>
        </table:table-row>
        <table:table-row table:style-name="TableRow67">
          <table:covered-table-cell>
            <text:p text:style-name="P68"/>
          </table:covered-table-cell>
          <table:table-cell table:style-name="TableCell69">
            <text:p text:style-name="P70">目标结果</text:p>
          </table:table-cell>
          <table:table-cell table:style-name="TableCell71">
            <text:p text:style-name="P72"><text:bookmark-start text:name="OLE_LINK27"/><text:bookmark-start text:name="OLE_LINK28"/>完成<text:s/><text:bookmark-end text:name="OLE_LINK27"/><text:bookmark-end text:name="OLE_LINK28"/>R<text:s/>markdown<text:s/>文档<text:s/>（<text:s/>Microsimulation model）</text:p>
          </table:table-cell>
          <table:covered-table-cell>
            <text:p text:style-name="P73"/>
          </table:covered-table-cell>
        </table:table-row>
        <table:table-row table:style-name="TableRow74">
          <table:table-cell table:style-name="TableCell75">
            <text:p text:style-name="P76">2021.3</text:p>
            <text:p text:style-name="P77">onward</text:p>
          </table:table-cell>
          <table:table-cell table:style-name="TableCell78">
            <text:p text:style-name="P79"><text:span text:style-name="T80">初步任务</text:span></text:p>
          </table:table-cell>
          <table:table-cell table:style-name="TableCell81">
            <text:p text:style-name="P82">R shiny<text:s/>for both models</text:p>
          </table:table-cell>
          <table:table-cell table:style-name="TableCell83">
            <text:p text:style-name="P84">Ph.D.<text:s/>面试：2</text:p>
            <text:p text:style-name="P85">其他任务：无</text:p>
          </table:table-cell>
        </table:table-row>
      </table:table>
      <text:p text:style-name="Normal"/>
      <text:p text:style-name="Normal">任务说明：</text:p>
      <text:list text:style-name="LFO1" text:continue-numbering="true">
        <text:list-item>
          <text:p text:style-name="P86">结果以R<text:s/>markdown形式呈现，整个project，包括代码和文档都上传到Github，方便下载和随时查阅<text:s/><text:a xlink:href="https://github.com/xijin0911/21Peking_HTA" office:target-frame-name="_top" xlink:show="replace"><text:span text:style-name="Hyperlink">https://github.com/xijin0911/21Peking_HTA</text:span></text:a>.<text:s/></text:p>
        </text:list-item>
        <text:list-item>
          <text:p text:style-name="P87">交流存在一定的困难，以我目前lockdown工作的经验，可以汇报每周日发给唐老师和秋萍邮箱。根据反馈建议进行后一步的修改和推进工作。老师和秋萍的时候进行语音沟通。</text:p>
        </text:list-item>
      </text:list>
      <text:p text:style-name="Normal">个人安排：</text:p>
      <text:list text:style-name="LFO3" text:continue-numbering="true">
        <text:list-item>
          <text:p text:style-name="P88">回国隔离完成后希望可以先回家一小段时间。</text:p>
        </text:list-item>
      </text:list>
      <text:p text:style-name="P89"/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时间</text:p>
          </table:table-cell>
          <table:table-cell table:style-name="TableCell97">
            <text:p text:style-name="P98">工作内容</text:p>
          </table:table-cell>
          <table:table-cell table:style-name="TableCell99">
            <text:p text:style-name="P100">问题与备注</text:p>
          </table:table-cell>
        </table:table-row>
        <table:table-row table:style-name="TableRow101">
          <table:table-cell table:style-name="TableCell102">
            <text:p text:style-name="P103">2020.12.16</text:p>
          </table:table-cell>
          <table:table-cell table:style-name="TableCell104">
            <text:p text:style-name="P105">1.<text:s/>File<text:s/>data:<text:s/>Datasets from<text:s/>the Global Burden of Disease Collaborative Network,<text:s/>transformed into CSV file</text:p>
            <text:p text:style-name="P106">2.<text:s/><text:bookmark-start text:name="OLE_LINK31"/><text:bookmark-start text:name="OLE_LINK32"/>File<text:s/><text:bookmark-end text:name="OLE_LINK31"/><text:bookmark-end text:name="OLE_LINK32"/>function:<text:s/>R<text:s/>functions that could be used for the Markov Model. E.g.<text:s/>RateToProb，ProbFactor.</text:p>
            <text:p text:style-name="P107">3.<text:s/>1216Report_Markov.Rmd<text:s/>file and the corresponding PDF file</text:p>
          </table:table-cell>
          <table:table-cell table:style-name="TableCell108">
            <text:p text:style-name="P109">No</text:p>
          </table:table-cell>
        </table:table-row>
        <table:table-row table:style-name="TableRow110">
          <table:table-cell table:style-name="TableCell111">
            <text:p text:style-name="P112">2020.12.20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ndara Light" svg:font-family="Candara Light" style:font-family-generic="swiss" style:font-pitch="variable" svg:panose-1="2 14 5 2 3 3 3 2 2 4"/>
    <style:font-face style:name="Candara" svg:font-family="Candara" style:font-family-generic="swiss" style:font-pitch="variable" svg:panose-1="2 14 5 2 3 3 3 2 2 4"/>
    <style:font-face style:name="SimSun" svg:font-family="SimSun" style:font-family-generic="system" style:font-pitch="variable" svg:panose-1="2 1 6 0 3 1 1 1 1 1"/>
    <style:font-face style:name="Centaur" svg:font-family="Centaur" style:font-family-generic="roman" style:font-pitch="variable" svg:panose-1="2 3 5 4 5 2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5%"/>
      <style:text-properties style:font-name="Calibri" style:font-name-asian="DengXian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0-12-15T09:14:00Z</meta:creation-date>
    <dc:date>2020-12-16T00:00:00Z</dc:date>
    <meta:template xlink:href="Normal.dotm" xlink:type="simple"/>
    <meta:editing-cycles>86</meta:editing-cycles>
    <meta:editing-duration>PT53100S</meta:editing-duration>
    <meta:document-statistic meta:page-count="1" meta:paragraph-count="2" meta:word-count="160" meta:character-count="1075" meta:row-count="7" meta:non-whitespace-character-count="917"/>
  </office:meta>
</office:document-meta>
</file>